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PathHelperTests.tomcatCasualServlet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PathHelperTests.getLookupPathWithSemicolon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PathHelperTests.alwaysUseFull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PathHelperTests.wasCasualServl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PathHelperTests.wasCasualServlet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PathHelperTests.wasCasualServletFileWithCompliantSet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PathHelperTests.wasDefaultServletRootWithCompliantSet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PathHelperTests.getOriginatingRequestUri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PathHelperTests.wasCasualServletRootWithMiss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PathHelperTests.getOriginating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PathHelperTests.getOriginatingQueryString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PathHelperTests.wasCasualServl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PathHelperTests.tomcatCasualServletRootWithMiss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PathHelperTests.tomcatDefaultServlet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PathHelperTests.testKeepSemicolonContent( String requestUri , String expected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PathHelperTests.getPathWithinApp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PathHelperTests.wasDefaultServl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PathHelperTests.tomcatCasualServl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PathHelperTests.removeDuplicateSlashesI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lPathHelperTests.tomcatDefaultServl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PathHelperTests.getPathWithinServletWithoutUrlDe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PathHelperTests.wasCasualServletFolderWithCompliantSet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PathHelperTests.wasDefaultServletFolderWithCompliantSet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PathHelperTests.getRequestKeepSemicolon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lPathHelperTests.tomcatCasualServl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PathHelperTests.getLookupPathWithSemicolonContentAndNull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PathHelperTests.ge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PathHelperTests.getPathWithin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PathHelperTests.defaultInstanceReadOnlyBehavi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rlPathHelperTests.wasCasualServletRootWithCompliantSet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PathHelperTests.getPathWithinApplicationForRootWithNoLead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PathHelperTests.wasDefaultServlet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PathHelperTests.getOriginatingQueryStringNot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PathHelperTests.wasCasualServletRootWithMissingSlashWithCompliantSet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PathHelperTests.getOriginatingRequestUriWebsphe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PathHelperTests.getPathWithinApplicationForSlash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PathHelperTests.wasDefaultServletFileWithCompliantSet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PathHelperTests.wasDefaultServl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PathHelperTests.tomcatDefaultServl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PathHelperTests.getRequestRemoveSemicolon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PathHelperTests.getOriginating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